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0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17T11:35:24.507605658</dc:date>
    <meta:editing-duration>PT3M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5" meta:character-count="286" meta:non-whitespace-character-count="272"/>
  </office:meta>
</office:document-meta>
</file>